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00000033ED472036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21.61cm" svg:x="0cm" svg:y="-0.01cm">
          <draw:image xlink:href="Pictures/10000000000003200000033ED4720360.jpg" xlink:type="simple" xlink:show="embed" xlink:actuate="onLoad">
            <text:p/>
          </draw:image>
        </draw:frame>
        <draw:line draw:style-name="gr2" draw:text-style-name="P1" draw:layer="layout" svg:x1="5.7cm" svg:y1="3.1cm" svg:x2="8cm" svg:y2="3.1cm">
          <text:p/>
        </draw:line>
        <draw:line draw:style-name="gr2" draw:text-style-name="P1" draw:layer="layout" svg:x1="10.4cm" svg:y1="6.5cm" svg:x2="10.4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7:44:05.239000000</meta:creation-date>
    <dc:date>2015-02-27T17:46:04.582000000</dc:date>
    <meta:editing-duration>PT1M59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